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ffff" draw:marker-start-width="0.276cm" draw:marker-end-width="0.276cm" draw:fill="solid" draw:fill-color="#23ff23" draw:opacity="50%" draw:textarea-horizontal-align="justify" draw:textarea-vertical-align="middle" draw:auto-grow-height="false" fo:min-height="5.671cm" fo:min-width="3.033cm" fo:padding-top="0.15cm" fo:padding-bottom="0.15cm" fo:padding-left="0.275cm" fo:padding-right="0.275cm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42cm"/>
    </style:style>
    <style:style style:name="gr5" style:family="graphic" style:parent-style-name="standard">
      <style:graphic-properties svg:stroke-width="0.051cm" svg:stroke-color="#ffffff" draw:marker-start-width="0.276cm" draw:marker-end-width="0.276cm" draw:fill="solid" draw:fill-color="#ff00ff" draw:opacity="50%" draw:textarea-horizontal-align="justify" draw:textarea-vertical-align="middle" draw:auto-grow-height="false" fo:min-height="5.671cm" fo:min-width="4.40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4cm" fo:min-width="2.6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02cm"/>
    </style:style>
    <style:style style:name="gr8" style:family="graphic" style:parent-style-name="standard">
      <style:graphic-properties svg:stroke-width="0.051cm" svg:stroke-color="#ffffff" draw:marker-start-width="0.276cm" draw:marker-end-width="0.276cm" draw:fill="solid" draw:fill-color="#99ccff" draw:opacity="50%" draw:textarea-horizontal-align="justify" draw:textarea-vertical-align="middle" draw:auto-grow-height="false" fo:min-height="2.723cm" fo:min-width="4.402cm" fo:padding-top="0.15cm" fo:padding-bottom="0.15cm" fo:padding-left="0.275cm" fo:padding-right="0.275cm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5cm"/>
    </style:style>
    <style:style style:name="gr11" style:family="graphic" style:parent-style-name="standard">
      <style:graphic-properties svg:stroke-width="0.051cm" svg:stroke-color="#ffffff" draw:marker-start-width="0.276cm" draw:marker-end-width="0.276cm" draw:fill="solid" draw:fill-color="#dd4814" draw:opacity="50%" draw:textarea-horizontal-align="justify" draw:textarea-vertical-align="middle" draw:auto-grow-height="false" fo:min-height="5.671cm" fo:min-width="4.402cm" fo:padding-top="0.15cm" fo:padding-bottom="0.15cm" fo:padding-left="0.275cm" fo:padding-right="0.275cm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8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e6ff00" draw:fill-color="#e6ff00" draw:textarea-horizontal-align="justify" draw:textarea-vertical-align="middle" draw:auto-grow-height="false" fo:min-height="2.798cm" fo:min-width="2.929cm"/>
    </style:style>
    <style:style style:name="gr16" style:family="graphic" style:parent-style-name="standard">
      <style:graphic-properties svg:stroke-color="#e6e6e6" draw:fill-color="#e6e6e6" draw:textarea-horizontal-align="justify" draw:textarea-vertical-align="middle" draw:auto-grow-height="false" fo:min-height="2.671cm" fo:min-width="5.85cm"/>
    </style:style>
    <style:style style:name="P1" style:family="paragraph">
      <loext:graphic-properties draw:fill="solid" draw:fill-color="#23ff23" draw:opacity="50%"/>
      <style:paragraph-properties fo:text-align="center"/>
      <style:text-properties fo:font-style="italic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ff00ff" draw:opacity="50%"/>
      <style:paragraph-properties fo:text-align="center"/>
      <style:text-properties fo:font-style="italic"/>
    </style:style>
    <style:style style:name="P6" style:family="paragraph">
      <loext:graphic-properties draw:fill="solid" draw:fill-color="#99ccff" draw:opacity="50%"/>
      <style:paragraph-properties fo:text-align="center"/>
      <style:text-properties fo:font-style="italic"/>
    </style:style>
    <style:style style:name="P7" style:family="paragraph">
      <loext:graphic-properties draw:fill="solid" draw:fill-color="#dd4814" draw:opacity="50%"/>
      <style:paragraph-properties fo:text-align="center"/>
      <style:text-properties fo:font-style="italic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e6ff00"/>
      <style:paragraph-properties fo:text-align="center"/>
    </style:style>
    <style:style style:name="P11" style:family="paragraph">
      <loext:graphic-properties draw:fill-color="#e6e6e6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83cm" svg:height="5.971cm" svg:x="6.507cm" svg:y="2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878cm" svg:height="0.962cm" svg:x="7.602cm" svg:y="5.124cm">
          <draw:text-box>
            <text:p text:style-name="P2"><text:span text:style-name="T1">traits</text:span></text:p>
          </draw:text-box>
        </draw:frame>
        <draw:frame draw:style-name="gr3" draw:text-style-name="P4" draw:layer="layout" svg:width="1.209cm" svg:height="0.729cm" svg:x="7.571cm" svg:y="2.685cm">
          <draw:text-box>
            <text:p><text:span text:style-name="T2">trait</text:span></text:p>
          </draw:text-box>
        </draw:frame>
        <draw:frame draw:style-name="gr4" draw:text-style-name="P4" draw:layer="layout" svg:width="1.942cm" svg:height="0.729cm" draw:transform="rotate (1.5707963267949) translate (6.443cm 6.63cm)">
          <draw:text-box>
            <text:p><text:span text:style-name="T2">species</text:span></text:p>
          </draw:text-box>
        </draw:frame>
        <draw:g>
          <draw:custom-shape draw:style-name="gr5" draw:text-style-name="P5" draw:layer="layout" svg:width="4.952cm" svg:height="5.971cm" svg:x="11.415cm" svg:y="2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3.106cm" svg:height="1.674cm" svg:x="12.306cm" svg:y="4.81cm">
            <draw:text-box>
              <text:p text:style-name="P2"><text:span text:style-name="T1">true</text:span></text:p>
              <text:p text:style-name="P2"><text:span text:style-name="T1">presence</text:span></text:p>
            </draw:text-box>
          </draw:frame>
          <draw:frame draw:style-name="gr7" draw:text-style-name="P4" draw:layer="layout" svg:width="1.302cm" svg:height="0.729cm" svg:x="13.156cm" svg:y="2.64cm">
            <draw:text-box>
              <text:p><text:span text:style-name="T2">time</text:span></text:p>
            </draw:text-box>
          </draw:frame>
          <draw:frame draw:style-name="gr4" draw:text-style-name="P4" draw:layer="layout" svg:width="1.942cm" svg:height="0.729cm" draw:transform="rotate (1.5707963267949) translate (11.37cm 6.618cm)">
            <draw:text-box>
              <text:p><text:span text:style-name="T2">species</text:span></text:p>
            </draw:text-box>
          </draw:frame>
        </draw:g>
        <draw:custom-shape draw:style-name="gr8" draw:text-style-name="P6" draw:layer="layout" svg:width="4.952cm" svg:height="3.023cm" svg:x="3.16cm" svg:y="9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986cm" svg:height="0.962cm" svg:x="3.785cm" svg:y="10.805cm">
          <draw:text-box>
            <text:p text:style-name="P2"><text:span text:style-name="T1">environment</text:span></text:p>
          </draw:text-box>
        </draw:frame>
        <draw:frame draw:style-name="gr7" draw:text-style-name="P4" draw:layer="layout" svg:width="1.302cm" svg:height="0.729cm" svg:x="5.075cm" svg:y="9.745cm">
          <draw:text-box>
            <text:p><text:span text:style-name="T2">time</text:span></text:p>
          </draw:text-box>
        </draw:frame>
        <draw:frame draw:style-name="gr10" draw:text-style-name="P4" draw:layer="layout" svg:width="1.565cm" svg:height="0.729cm" draw:transform="rotate (1.5707963267949) translate (3.089cm 12.118cm)">
          <draw:text-box>
            <text:p><text:span text:style-name="T2">factor</text:span></text:p>
          </draw:text-box>
        </draw:frame>
        <draw:g>
          <draw:custom-shape draw:style-name="gr11" draw:text-style-name="P7" draw:layer="layout" svg:width="4.952cm" svg:height="5.971cm" svg:x="1.301cm" svg:y="2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3.106cm" svg:height="1.674cm" svg:x="2.297cm" svg:y="4.81cm">
            <draw:text-box>
              <text:p text:style-name="P2"><text:span text:style-name="T1">observed</text:span></text:p>
              <text:p text:style-name="P2"><text:span text:style-name="T1">presence</text:span></text:p>
            </draw:text-box>
          </draw:frame>
          <draw:frame draw:style-name="gr4" draw:text-style-name="P4" draw:layer="layout" svg:width="1.942cm" svg:height="0.729cm" draw:transform="rotate (1.5707963267949) translate (1.269cm 6.618cm)">
            <draw:text-box>
              <text:p><text:span text:style-name="T2">species</text:span></text:p>
            </draw:text-box>
          </draw:frame>
          <draw:frame draw:style-name="gr7" draw:text-style-name="P4" draw:layer="layout" svg:width="1.302cm" svg:height="0.729cm" svg:x="3.199cm" svg:y="2.64cm">
            <draw:text-box>
              <text:p><text:span text:style-name="T2">time</text:span></text:p>
            </draw:text-box>
          </draw:frame>
        </draw:g>
        <draw:frame draw:style-name="gr12" draw:text-style-name="P8" draw:layer="layout" svg:width="4.939cm" svg:height="0.962cm" svg:x="2.143cm" svg:y="1.562cm">
          <draw:text-box>
            <text:p>“observed” data</text:p>
          </draw:text-box>
        </draw:frame>
        <draw:frame draw:style-name="gr13" draw:text-style-name="P8" draw:layer="layout" svg:width="8.778cm" svg:height="0.962cm" svg:x="11.526cm" svg:y="1.435cm">
          <draw:text-box>
            <text:p>important missing information</text:p>
          </draw:text-box>
        </draw:frame>
        <draw:line draw:style-name="gr14" draw:text-style-name="P9" draw:layer="layout" svg:x1="10.806cm" svg:y1="1.254cm" svg:x2="10.806cm" svg:y2="13.827cm">
          <text:p/>
        </draw:line>
        <draw:custom-shape draw:style-name="gr15" draw:text-style-name="P10" draw:layer="layout" svg:width="3.429cm" svg:height="3.048cm" svg:x="16.748cm" svg:y="4.143cm">
          <text:p text:style-name="P2">true</text:p>
          <text:p text:style-name="P2">relative</text:p>
          <text:p text:style-name="P2">diversity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6.35cm" svg:height="2.921cm" svg:x="13.065cm" svg:y="9.712cm">
          <text:p text:style-name="P2">effects + correlations</text:p>
          <text:p text:style-name="P2">between </text:p>
          <text:p text:style-name="P2">traits/factor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152cm" svg:stroke-color="#000000" draw:marker-start-width="0.432cm" draw:marker-end-width="0.432cm" draw:fill="none" draw:fill-gradient-name="Gradient_20_8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3:45:09.088286931</meta:creation-date>
    <meta:generator>LibreOffice/5.1.6.2$Linux_X86_64 LibreOffice_project/10m0$Build-2</meta:generator>
    <dc:date>2017-10-06T15:43:32.355220468</dc:date>
    <meta:editing-duration>PT54M4S</meta:editing-duration>
    <meta:editing-cycles>36</meta:editing-cycles>
    <meta:document-statistic meta:object-count="23"/>
  </office:meta>
</office:document-meta>
</file>